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10.2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999999" fo:border="0.06pt solid #000000" style:vertical-align="middle"/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row table:style-name="ro1">
          <table:table-cell table:style-name="ce1" office:value-type="string" calcext:value-type="string">
            <text:p>codigo</text:p>
          </table:table-cell>
          <table:table-cell table:style-name="ce5" office:value-type="string" calcext:value-type="string">
            <text:p>FIRMADO</text:p>
          </table:table-cell>
        </table:table-row>
        <table:table-row table:style-name="ro1">
          <table:table-cell table:style-name="ce2" office:value-type="string" calcext:value-type="string">
            <text:p>12-18-18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39-36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39-37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33-36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33-32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33-32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3-8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3-8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3-8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3-9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4-9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2-11-77</text:p>
          </table:table-cell>
          <table:table-cell table:style-name="ce6" office:value-type="string" calcext:value-type="string">
            <text:p>FIRMADO Y DEVUELTO</text:p>
          </table:table-cell>
        </table:table-row>
        <table:table-row table:style-name="ro1">
          <table:table-cell table:style-name="ce2" office:value-type="string" calcext:value-type="string">
            <text:p>12-16-16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6-18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21-19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21-20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0-7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2-10-72</text:p>
          </table:table-cell>
          <table:table-cell table:style-name="ce6" office:value-type="string" calcext:value-type="string">
            <text:p>FALTA ASIGNACION</text:p>
          </table:table-cell>
        </table:table-row>
        <table:table-row table:style-name="ro1">
          <table:table-cell table:style-name="ce2" office:value-type="string" calcext:value-type="string">
            <text:p>11-9-6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5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5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5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5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6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6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6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5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5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6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9-6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22-23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3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1-22-23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3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3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3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3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8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6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27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4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4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5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5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5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5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6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1-22-36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4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5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5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5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5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6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4-7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17-37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17-18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9-17-25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9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4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5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5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5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5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25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33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34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34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34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9-17-34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3" office:value-type="string" calcext:value-type="string">
            <text:p>9-17-376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77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78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79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1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2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3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4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5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6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9-17-387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7-6-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6-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1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1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6-1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1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2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4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16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16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6-17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14</text:p>
          </table:table-cell>
          <table:table-cell table:style-name="ce6" office:value-type="string" calcext:value-type="string">
            <text:p>falta firma muiños emanuel</text:p>
          </table:table-cell>
        </table:table-row>
        <table:table-row table:style-name="ro1">
          <table:table-cell table:style-name="ce2" office:value-type="string" calcext:value-type="string">
            <text:p>7-8-16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4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14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5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5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5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15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5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5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2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2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6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6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13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7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9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10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0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0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4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14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6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6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7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7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7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79</text:p>
          </table:table-cell>
          <table:table-cell table:style-name="ce6" office:value-type="string" calcext:value-type="string">
            <text:p>PAPEL SIN FIRMA</text:p>
          </table:table-cell>
        </table:table-row>
        <table:table-row table:style-name="ro1">
          <table:table-cell table:style-name="ce2" office:value-type="string" calcext:value-type="string">
            <text:p>7-8-18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8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9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5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5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5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9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9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30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30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30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33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33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41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8-42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423</text:p>
          </table:table-cell>
          <table:table-cell table:style-name="ce6" office:value-type="string" calcext:value-type="string">
            <text:p>falta comprobante gustavo</text:p>
          </table:table-cell>
        </table:table-row>
        <table:table-row table:style-name="ro1">
          <table:table-cell table:style-name="ce2" office:value-type="string" calcext:value-type="string">
            <text:p>7-8-43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7-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13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7-14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13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7-7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8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8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8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7-7-9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13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9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137</text:p>
          </table:table-cell>
          <table:table-cell table:style-name="ce6" office:value-type="string" calcext:value-type="string">
            <text:p>falta firma melisa trabuchi</text:p>
          </table:table-cell>
        </table:table-row>
        <table:table-row table:style-name="ro1">
          <table:table-cell table:style-name="ce2" office:value-type="string" calcext:value-type="string">
            <text:p>7-7-19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19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3-19-21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20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20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22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22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39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7-9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9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7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7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8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8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82</text:p>
          </table:table-cell>
          <table:table-cell table:style-name="ce6" office:value-type="string" calcext:value-type="string">
            <text:p>FIRMADO POR TRABUCHI</text:p>
          </table:table-cell>
        </table:table-row>
        <table:table-row table:style-name="ro1">
          <table:table-cell table:style-name="ce2" office:value-type="string" calcext:value-type="string">
            <text:p>7-12-83</text:p>
          </table:table-cell>
          <table:table-cell table:style-name="ce6" office:value-type="string" calcext:value-type="string">
            <text:p>Si / TMB FIRMADO POR TRABUCHI</text:p>
          </table:table-cell>
        </table:table-row>
        <table:table-row table:style-name="ro1">
          <table:table-cell table:style-name="ce2" office:value-type="string" calcext:value-type="string">
            <text:p>7-12-10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10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12-10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4-20-36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36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42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46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47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48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49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45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52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33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8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8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9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9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9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9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19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20-20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3-40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4-44-40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0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4-41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6-47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6-50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1-43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1-47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1-48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41-50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2-30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4-36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4-46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4-47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4-49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4-45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4-34-45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2-52-50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42-37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9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8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9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2-31-29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15-47-46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3-19-18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6-15-15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15-37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6-15-37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6-15-41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6-5-12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4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4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4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4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4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5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5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5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6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3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3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3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3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3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8-7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2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0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0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0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1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1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6-5-10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1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7-8-113</text:p>
          </table:table-cell>
          <table:table-cell table:style-name="ce6" office:value-type="string" calcext:value-type="string">
            <text:p>no hay firma de mermes celeste – esta el prestamo anterior a costa victoria</text:p>
          </table:table-cell>
        </table:table-row>
        <table:table-row table:style-name="ro1">
          <table:table-cell table:style-name="ce2" office:value-type="string" calcext:value-type="string">
            <text:p>6-5-12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2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6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6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6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7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7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7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7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78</text:p>
          </table:table-cell>
          <table:table-cell table:style-name="ce6" office:value-type="string" calcext:value-type="string">
            <text:p>PAPEL SIN FIRMA</text:p>
          </table:table-cell>
        </table:table-row>
        <table:table-row table:style-name="ro1">
          <table:table-cell table:style-name="ce2" office:value-type="string" calcext:value-type="string">
            <text:p>6-5-18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8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19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260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26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1-40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29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297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29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299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30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338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33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6-5-42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2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2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2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2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3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4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5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2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6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6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7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7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9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3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4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45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50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52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21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20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21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8-37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2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2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4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4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4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6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6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2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2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6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6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7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8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9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9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2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3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4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4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4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5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50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52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1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0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0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0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0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0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1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1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31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0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0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0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0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1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1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1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1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1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20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3-45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32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8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8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8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8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9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4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4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4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46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50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50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51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9-31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51-52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30-35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30-48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30-32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33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35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35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47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48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48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50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52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52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52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23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4-31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1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3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3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5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5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2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2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6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7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7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9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4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5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5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5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45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1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3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3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1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31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22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0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0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1-25-5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2-4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2-47</text:p>
          </table:table-cell>
          <table:table-cell table:style-name="ce6" office:value-type="string" calcext:value-type="string">
            <text:p>FALTA ASIGNACION</text:p>
          </table:table-cell>
        </table:table-row>
        <table:table-row table:style-name="ro1">
          <table:table-cell table:style-name="ce2" office:value-type="string" calcext:value-type="string">
            <text:p>4-2-41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52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3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5</text:p>
          </table:table-cell>
          <table:table-cell table:style-name="ce6" office:value-type="string" calcext:value-type="string">
            <text:p>FALTA REGISTRAR ASIGNACION</text:p>
          </table:table-cell>
        </table:table-row>
        <table:table-row table:style-name="ro1">
          <table:table-cell table:style-name="ce2" office:value-type="string" calcext:value-type="string">
            <text:p>4-1-4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01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1-403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1-404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1-405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1-40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4-1-402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1-406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1">
          <table:table-cell table:style-name="ce2" office:value-type="string" calcext:value-type="string">
            <text:p>4-3-52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49-49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49-49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36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49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43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43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43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43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7-43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3-36-466</text:p>
          </table:table-cell>
          <table:table-cell table:style-name="ce6"/>
        </table:table-row>
        <table:table-row table:style-name="ro1" table:number-rows-repeated="10480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2:46:09.340021601</meta:creation-date>
    <dc:date>2022-07-13T12:47:47.501194324</dc:date>
    <meta:editing-duration>PT1M38S</meta:editing-duration>
    <meta:editing-cycles>1</meta:editing-cycles>
    <meta:document-statistic meta:table-count="1" meta:cell-count="726" meta:object-count="0"/>
    <meta:generator>LibreOffice/6.4.7.2$Linux_X86_64 LibreOffice_project/40$Build-2</meta:generator>
  </office:meta>
</office:document-meta>
</file>